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0.133541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Kleiderschrank Ja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uschnitte:</text:p>
          </table:table-cell>
          <table:table-cell table:number-columns-repeated="4" table:style-name="ce1"/>
          <table:table-cell office:value-type="string" table:style-name="ce1">
            <text:p>Summe:</text:p>
          </table:table-cell>
          <table:table-cell office:value-type="float" office:value="581.2980689499999" table:formula="of:=SUM([.G6:.G130])" table:style-name="ce1">
            <text:p>581,29806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enennung</text:p>
          </table:table-cell>
          <table:table-cell office:value-type="string" table:style-name="ce2">
            <text:p>Länge</text:p>
            <text:p>[mm]</text:p>
          </table:table-cell>
          <table:table-cell office:value-type="string" table:style-name="ce2">
            <text:p>Breite</text:p>
            <text:p>[mm]</text:p>
          </table:table-cell>
          <table:table-cell office:value-type="string" table:style-name="ce2">
            <text:p>Stärke</text:p>
            <text:p>[mm]</text:p>
          </table:table-cell>
          <table:table-cell office:value-type="string" table:style-name="ce1">
            <text:p>€/m²</text:p>
          </table:table-cell>
          <table:table-cell office:value-type="string" table:style-name="ce1">
            <text:p>Anzahl</text:p>
          </table:table-cell>
          <table:table-cell office:value-type="string" table:style-name="ce1">
            <text:p>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1</text:p>
          </table:table-cell>
          <table:table-cell office:value-type="float" office:value="2007" table:style-name="ce1">
            <text:p>2007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45.639179999999996" table:formula="of:=([.B6]*[.C6]/10^6)*[.E6]*[.F6]" table:style-name="ce1">
            <text:p>45,6391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2</text:p>
          </table:table-cell>
          <table:table-cell office:value-type="float" office:value="1377" table:style-name="ce1">
            <text:p>1377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31.31298" table:formula="of:=([.B7]*[.C7]/10^6)*[.E7]*[.F7]" table:style-name="ce1">
            <text:p>31,3129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eitenteile Korpus 3</text:p>
          </table:table-cell>
          <table:table-cell office:value-type="float" office:value="742" table:style-name="ce1">
            <text:p>742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" table:style-name="ce1">
            <text:p>2</text:p>
          </table:table-cell>
          <table:table-cell office:value-type="float" office:value="16.873079999999998" table:formula="of:=([.B8]*[.C8]/10^6)*[.E8]*[.F8]" table:style-name="ce1">
            <text:p>16,8730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inkes Seitenteil Korpus 4 (Rohabmaße, Genau: Zgn:33)</text:p>
          </table:table-cell>
          <table:table-cell office:value-type="float" office:value="600" table:style-name="ce1">
            <text:p>600</text:p>
          </table:table-cell>
          <table:table-cell office:value-type="float" office:value="150.30000000000001" table:style-name="ce1">
            <text:p>150,3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1.7089109999999998" table:formula="of:=([.B9]*[.C9]/10^6)*[.E9]*[.F9]" table:style-name="ce1">
            <text:p>1,70891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chtes Seitenteil Korpus 4 (Rohabmaße, Genau: Zgn:34)</text:p>
          </table:table-cell>
          <table:table-cell office:value-type="float" office:value="600" table:style-name="ce1">
            <text:p>600</text:p>
          </table:table-cell>
          <table:table-cell office:value-type="float" office:value="736.5" table:style-name="ce1">
            <text:p>736,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8.3740050000000004" table:formula="of:=([.B10]*[.C10]/10^6)*[.E10]*[.F10]" table:style-name="ce1">
            <text:p>8,3740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ckplatten Korpus 1-3</text:p>
          </table:table-cell>
          <table:table-cell office:value-type="float" office:value="540" table:style-name="ce1">
            <text:p>54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3" table:style-name="ce1">
            <text:p>3</text:p>
          </table:table-cell>
          <table:table-cell office:value-type="float" office:value="18.4194" table:formula="of:=([.B11]*[.C11]/10^6)*[.E11]*[.F11]" table:style-name="ce1">
            <text:p>18,41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eckplatte Korpus 4 (Rohabmaße, Genau: Zgn:23)</text:p>
          </table:table-cell>
          <table:table-cell office:value-type="float" office:value="600" table:style-name="ce1">
            <text:p>600</text:p>
          </table:table-cell>
          <table:table-cell office:value-type="float" office:value="822.6" table:style-name="ce1">
            <text:p>822,6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9.3529619999999998" table:formula="of:=([.B12]*[.C12]/10^6)*[.E12]*[.F12]" table:style-name="ce1">
            <text:p>9,35296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undplatten Korpus 1-3</text:p>
          </table:table-cell>
          <table:table-cell office:value-type="float" office:value="540" table:style-name="ce1">
            <text:p>54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3" table:style-name="ce1">
            <text:p>3</text:p>
          </table:table-cell>
          <table:table-cell office:value-type="float" office:value="18.4194" table:formula="of:=([.B13]*[.C13]/10^6)*[.E13]*[.F13]" table:style-name="ce1">
            <text:p>18,419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Grundplatte Korpus 4</text:p>
          </table:table-cell>
          <table:table-cell office:value-type="float" office:value="520" table:style-name="ce1">
            <text:p>520</text:p>
          </table:table-cell>
          <table:table-cell office:value-type="float" office:value="600" table:style-name="ce1">
            <text:p>60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5.9123999999999999" table:formula="of:=([.B14]*[.C14]/10^6)*[.E14]*[.F14]" table:style-name="ce1">
            <text:p>5,912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ückplatte Korpus 1</text:p>
          </table:table-cell>
          <table:table-cell office:value-type="float" office:value="2045" table:style-name="ce1">
            <text:p>2045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14.908050000000001" table:formula="of:=([.B15]*[.C15]/10^6)*[.E15]*[.F15]" table:style-name="ce1">
            <text:p>14,90805</text:p>
          </table:table-cell>
          <table:table-cell table:style-name="ce1"/>
          <table:table-cell office:value-type="string" table:style-name="ce1">
            <text:p>https://www.hornbach.de/conf1/holzzuschnitt-nach-mass/80000/?articleCode=80000_S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ückplatte Korpus 2</text:p>
          </table:table-cell>
          <table:table-cell office:value-type="float" office:value="1415" table:style-name="ce1">
            <text:p>1415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10.31535" table:formula="of:=([.B16]*[.C16]/10^6)*[.E16]*[.F16]" table:style-name="ce1">
            <text:p>10,315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ückplatte Korpus 3</text:p>
          </table:table-cell>
          <table:table-cell office:value-type="float" office:value="780" table:style-name="ce1">
            <text:p>780</text:p>
          </table:table-cell>
          <table:table-cell office:value-type="float" office:value="540" table:style-name="ce1">
            <text:p>54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5.6862000000000004" table:formula="of:=([.B17]*[.C17]/10^6)*[.E17]*[.F17]" table:style-name="ce1">
            <text:p>5,68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ückplatte Korpus 4 (Rohabmaße, Genau: Zgn:30)</text:p>
          </table:table-cell>
          <table:table-cell office:value-type="float" office:value="784.8" table:style-name="ce1">
            <text:p>784,8</text:p>
          </table:table-cell>
          <table:table-cell office:value-type="float" office:value="520" table:style-name="ce1">
            <text:p>520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float" office:value="5.509296" table:formula="of:=([.B18]*[.C18]/10^6)*[.E18]*[.F18]" table:style-name="ce1">
            <text:p>5,5092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Seitenteile</text:p>
          </table:table-cell>
          <table:table-cell office:value-type="float" office:value="512" table:style-name="ce1">
            <text:p>512</text:p>
          </table:table-cell>
          <table:table-cell office:value-type="float" office:value="170" table:style-name="ce1">
            <text:p>17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24" table:style-name="ce1">
            <text:p>24</text:p>
          </table:table-cell>
          <table:table-cell office:value-type="float" office:value="39.585791999999998" table:formula="of:=([.B19]*[.C19]/10^6)*[.E19]*[.F19]" table:style-name="ce1">
            <text:p>39,5857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Fronten</text:p>
          </table:table-cell>
          <table:table-cell office:value-type="float" office:value="477" table:style-name="ce1">
            <text:p>477</text:p>
          </table:table-cell>
          <table:table-cell office:value-type="float" office:value="170" table:style-name="ce1">
            <text:p>170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2" table:style-name="ce1">
            <text:p>12</text:p>
          </table:table-cell>
          <table:table-cell office:value-type="float" office:value="18.439865999999999" table:formula="of:=([.B20]*[.C20]/10^6)*[.E20]*[.F20]" table:style-name="ce1">
            <text:p>18,4398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Rückplatten</text:p>
          </table:table-cell>
          <table:table-cell office:value-type="float" office:value="477" table:style-name="ce1">
            <text:p>477</text:p>
          </table:table-cell>
          <table:table-cell office:value-type="float" office:value="150.5" table:style-name="ce1">
            <text:p>150,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2" table:style-name="ce1">
            <text:p>12</text:p>
          </table:table-cell>
          <table:table-cell office:value-type="float" office:value="16.3247049" table:formula="of:=([.B21]*[.C21]/10^6)*[.E21]*[.F21]" table:style-name="ce1">
            <text:p>16,32470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chublade Einlegeboden</text:p>
          </table:table-cell>
          <table:table-cell office:value-type="float" office:value="454" table:style-name="ce1">
            <text:p>454</text:p>
          </table:table-cell>
          <table:table-cell office:value-type="float" office:value="539.5" table:style-name="ce1">
            <text:p>539,5</text:p>
          </table:table-cell>
          <table:table-cell office:value-type="float" office:value="9" table:style-name="ce1">
            <text:p>9</text:p>
          </table:table-cell>
          <table:table-cell office:value-type="float" office:value="13.5" table:style-name="ce1">
            <text:p>13,5</text:p>
          </table:table-cell>
          <table:table-cell office:value-type="float" office:value="12" table:style-name="ce1">
            <text:p>12</text:p>
          </table:table-cell>
          <table:table-cell office:value-type="float" office:value="39.679146000000003" table:formula="of:=([.B22]*[.C22]/10^6)*[.E22]*[.F22]" table:style-name="ce1">
            <text:p>39,6791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1 (Rohabmaße, Genau: Zgn:10)</text:p>
          </table:table-cell>
          <table:table-cell office:value-type="float" office:value="2440" table:style-name="ce1">
            <text:p>2440</text:p>
          </table:table-cell>
          <table:table-cell office:value-type="float" office:value="535" table:style-name="ce1">
            <text:p>53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24.737329999999996" table:formula="of:=([.B23]*[.C23]/10^6)*[.E23]*[.F23]" table:style-name="ce1">
            <text:p>24,737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2 (Rohabmaße, Genau: Zgn:11)</text:p>
          </table:table-cell>
          <table:table-cell office:value-type="float" office:value="2045.5" table:style-name="ce1">
            <text:p>2045,5</text:p>
          </table:table-cell>
          <table:table-cell office:value-type="float" office:value="535" table:style-name="ce1">
            <text:p>53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20.737790374999999" table:formula="of:=([.B24]*[.C24]/10^6)*[.E24]*[.F24]" table:style-name="ce1">
            <text:p>20,737790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3 (Rohabmaße, Genau: Zgn:12)</text:p>
          </table:table-cell>
          <table:table-cell office:value-type="float" office:value="1413.7" table:style-name="ce1">
            <text:p>1413,7</text:p>
          </table:table-cell>
          <table:table-cell office:value-type="float" office:value="535" table:style-name="ce1">
            <text:p>53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14.332444024999999" table:formula="of:=([.B25]*[.C25]/10^6)*[.E25]*[.F25]" table:style-name="ce1">
            <text:p>14,332444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ür Korpus 4 (Rohabmaße, Genau: Zgn:13)</text:p>
          </table:table-cell>
          <table:table-cell office:value-type="float" office:value="781.8" table:style-name="ce1">
            <text:p>781,8</text:p>
          </table:table-cell>
          <table:table-cell office:value-type="float" office:value="515" table:style-name="ce1">
            <text:p>515</text:p>
          </table:table-cell>
          <table:table-cell office:value-type="float" office:value="19" table:style-name="ce1">
            <text:p>19</text:p>
          </table:table-cell>
          <table:table-cell office:value-type="float" office:value="18.95" table:style-name="ce1">
            <text:p>18,95</text:p>
          </table:table-cell>
          <table:table-cell office:value-type="float" office:value="1" table:style-name="ce1">
            <text:p>1</text:p>
          </table:table-cell>
          <table:table-cell office:value-type="float" office:value="7.62978165" table:formula="of:=([.B26]*[.C26]/10^6)*[.E26]*[.F26]" table:style-name="ce1">
            <text:p>7,6297816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inzelteile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enennnung</text:p>
          </table:table-cell>
          <table:table-cell table:number-columns-repeated="3" table:style-name="ce1"/>
          <table:table-cell office:value-type="string" table:style-name="ce1">
            <text:p>€/stk</text:p>
          </table:table-cell>
          <table:table-cell office:value-type="string" table:style-name="ce1">
            <text:p>Anzah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Hettich Höhenverstellungen</text:p>
          </table:table-cell>
          <table:table-cell table:number-columns-repeated="3" table:style-name="ce1"/>
          <table:table-cell office:value-type="float" office:value="2.5" table:style-name="ce1">
            <text:p>2,5</text:p>
          </table:table-cell>
          <table:table-cell office:value-type="float" office:value="16" table:style-name="ce1">
            <text:p>16</text:p>
          </table:table-cell>
          <table:table-cell office:value-type="float" office:value="40" table:formula="of:=[.F30]*[.E30]" table:style-name="ce1">
            <text:p>4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ttich Schienen</text:p>
          </table:table-cell>
          <table:table-cell table:number-columns-repeated="3" table:style-name="ce1"/>
          <table:table-cell office:value-type="float" office:value="13.95" table:style-name="ce1">
            <text:p>13,95</text:p>
          </table:table-cell>
          <table:table-cell office:value-type="float" office:value="12" table:style-name="ce1">
            <text:p>12</text:p>
          </table:table-cell>
          <table:table-cell office:value-type="float" office:value="167.39999999999998" table:formula="of:=[.F31]*[.E31]" table:style-name="ce1">
            <text:p>167,4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an van de Locht</meta:initial-creator>
    <dc:creator>Jan van de Locht</dc:creator>
    <meta:creation-date>2025-08-05T12:12:14Z</meta:creation-date>
    <dc:date>2025-08-07T12:42:41Z</dc:date>
    <meta:editing-duration>PT0S</meta:editing-duration>
  </office:meta>
</office:document-meta>
</file>